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8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5" style:family="table-cell" style:parent-style-name="Default" style:data-style-name="N104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5"/>
        <table:table-column table:style-name="co2" table:default-cell-style-name="ce7"/>
        <table:table-column table:style-name="co2" table:default-cell-style-name="ce5"/>
        <table:table-column table:style-name="co2" table:number-columns-repeated="1637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12mm L x 7.55mm OD, 5.05mm ID Compression Sp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er idler tensioner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2mm ID PTFE Tube</text:p>
          </table:table-cell>
          <table:table-cell office:value-type="string" calcext:value-type="string">
            <text:p>500 mm</text:p>
          </table:table-cell>
          <table:table-cell office:value-type="string" calcext:value-type="string">
            <text:p>Feeder tubing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3010 Axial Fan 24V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end cooling fan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3010 Blower Fan 24V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 cooling fan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624-2Z Ball 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er idler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xtruder hobb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er motor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M2x12 BH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cooling fan duct mounting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M2x5 BH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 cooling fan mounting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M3x10 BH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eder stepper bracket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M3x15 B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tend cooling fan mounting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M3x16 BH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end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M3x18 SH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er idler tensioner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M4x8 SH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er idler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M5x5 BH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ruder cover mounting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M5x6 BH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l plate mounting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M5x8 B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eder mount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M6 Pneumatic Jo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eder tub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k8 0.4mm No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end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Mk8 1.75mm Ho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end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NEMA 17 Stepper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er motor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Silicone extruder s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end</text:p>
          </table:table-cell>
          <table:table-cell table:number-columns-repeated="16381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C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5:25:48.2475935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06T11:13:30.333218157</meta:creation-date>
    <meta:generator>LibreOffice/25.2.2.2$Linux_X86_64 LibreOffice_project/520$Build-2</meta:generator>
    <dc:date>2025-05-06T16:12:25.120220459</dc:date>
    <meta:editing-duration>PT16H49M5S</meta:editing-duration>
    <meta:editing-cycles>68</meta:editing-cycles>
    <dc:creator>Siddarth Srinivasan</dc:creator>
    <meta:document-statistic meta:table-count="1" meta:cell-count="66" meta:object-count="0"/>
  </office:meta>
</office:document-meta>
</file>